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Mincho" svg:font-family="'MS Mincho', 'ＭＳ 明朝'" style:font-family-generic="modern"/>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6.6465in" fo:margin-left="-0.075in" table:align="left" style:writing-mode="lr-tb"/>
    </style:style>
    <style:style style:name="Table1.A" style:family="table-column">
      <style:table-column-properties style:column-width="2.2153in"/>
    </style:style>
    <style:style style:name="Table1.C" style:family="table-column">
      <style:table-column-properties style:column-width="2.21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0.5pt solid #dab843" style:writing-mode="lr-tb"/>
    </style:style>
    <style:style style:name="Table2" style:family="table">
      <style:table-properties style:width="4.4306in" fo:margin-left="-0.075in" table:align="left" style:writing-mode="lr-tb"/>
    </style:style>
    <style:style style:name="Table2.A" style:family="table-column">
      <style:table-column-properties style:column-width="2.2153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0.5pt solid #dab843" style:writing-mode="lr-tb"/>
    </style:style>
    <style:style style:name="P1" style:family="paragraph" style:parent-style-name="Heading_20_1">
      <style:text-properties fo:language="en" fo:country="US"/>
    </style:style>
    <style:style style:name="P2" style:family="paragraph" style:parent-style-name="Heading_20_2">
      <style:text-properties fo:language="en" fo:country="US"/>
    </style:style>
    <style:style style:name="P3" style:family="paragraph" style:parent-style-name="Heading_20_3">
      <style:text-properties fo:language="en" fo:country="US"/>
    </style:style>
    <style:style style:name="P4" style:family="paragraph" style:parent-style-name="Standard">
      <style:text-properties fo:language="en" fo:country="US"/>
    </style:style>
    <style:style style:name="P5" style:family="paragraph" style:parent-style-name="Standard">
      <style:paragraph-properties fo:line-height="80%"/>
    </style:style>
    <style:style style:name="P6" style:family="paragraph" style:parent-style-name="Standard">
      <style:paragraph-properties fo:line-height="80%"/>
      <style:text-properties style:font-name="Arial" fo:font-size="10pt" fo:language="en" fo:country="US" fo:font-style="italic" style:font-size-asian="10pt" style:font-style-asian="italic" style:font-name-complex="Arial" style:font-size-complex="10pt"/>
    </style:style>
    <style:style style:name="P7" style:family="paragraph" style:parent-style-name="Standard">
      <style:paragraph-properties fo:line-height="80%"/>
      <style:text-properties style:font-name="Arial" fo:font-size="10pt" fo:language="en" fo:country="US" style:font-size-asian="10pt" style:font-name-complex="Arial" style:font-size-complex="10pt"/>
    </style:style>
    <style:style style:name="P8" style:family="paragraph" style:parent-style-name="Standard">
      <style:paragraph-properties fo:line-height="80%"/>
      <style:text-properties style:font-name="Arial" fo:font-size="10pt" fo:language="en" fo:country="US" fo:font-weight="bold" style:font-size-asian="10pt" style:font-weight-asian="bold" style:font-name-complex="Arial" style:font-size-complex="10pt"/>
    </style:style>
    <style:style style:name="P9" style:family="paragraph" style:parent-style-name="Style_20_After_3a__20__20_0_20_pt_20_Line_20_spacing_3a__20__20_single" style:list-style-name="WW8Num2"/>
    <style:style style:name="P10" style:family="paragraph" style:parent-style-name="Style_20_After_3a__20__20_0_20_pt_20_Line_20_spacing_3a__20__20_single" style:list-style-name="WW8Num2">
      <style:paragraph-properties fo:margin-left="0.4957in" fo:margin-right="0in" fo:margin-top="0.0835in" fo:margin-bottom="0.1665in" style:contextual-spacing="false" fo:text-indent="-0.248in" style:auto-text-indent="false"/>
    </style:style>
    <style:style style:name="P11" style:family="paragraph" style:parent-style-name="Style_20_Абзац_20_списка_20__2b__20__28_Latin_29__20_Arial" style:list-style-name="WW8Num2"/>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style:font-size-complex="12pt"/>
    </style:style>
    <style:style style:name="T4" style:family="text">
      <style:text-properties style:text-position="sub 58%"/>
    </style:style>
    <style:style style:name="T5" style:family="text">
      <style:text-properties style:text-position="sub 58%" fo:language="en" fo:country="US"/>
    </style:style>
    <style:style style:name="T6" style:family="text">
      <style:text-properties fo:font-style="italic" style:font-style-asian="italic"/>
    </style:style>
    <style:style style:name="T7" style:family="text">
      <style:text-properties fo:font-size="10pt" style:font-size-asian="10pt" style:font-size-complex="10pt"/>
    </style:style>
    <style:style style:name="T8" style:family="text">
      <style:text-properties style:font-name="Times New Roman" fo:font-size="12pt" style:font-size-asian="12pt" style:font-name-complex="Times New Roman" style:font-size-complex="12pt"/>
    </style:style>
    <style:style style:name="T9" style:family="text">
      <style:text-properties style:font-name="Arial" fo:font-size="10pt" fo:language="en" fo:country="US" fo:font-style="italic" style:font-size-asian="10pt" style:font-style-asian="italic" style:font-name-complex="Arial" style:font-size-complex="10pt"/>
    </style:style>
    <style:style style:name="T10" style:family="text">
      <style:text-properties style:font-name="Arial" fo:font-size="10pt" fo:language="en" fo:country="US" style:font-size-asian="10pt" style:font-name-complex="Arial" style:font-size-complex="10pt"/>
    </style:style>
    <style:style style:name="T11" style:family="text">
      <style:text-properties fo:font-weight="bold" style:font-weight-asian="bold"/>
    </style:style>
    <style:style style:name="T12" style:family="text">
      <style:text-properties fo:color="#000000" loext:opacity="100%" fo:language="en" fo:country="US" style:font-name-asian="MS Mincho" style:language-asian="ja" style:country-asian="JP"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DdeLink__195_1443553385"/>Source Code Change Sets<text:bookmark-end text:name="__DdeLink__195_1443553385"/></text:h>
      <text:h text:style-name="P2" text:outline-level="2">Description</text:h>
      <text:p text:style-name="Standard"><text:span text:style-name="T1">Create a console program that can perform the following operations:</text:span></text:p>
      <text:list xml:id="list2826314841" text:style-name="WW8Num2">
        <text:list-item>
          <text:p text:style-name="P9"><text:span text:style-name="T1">generate a change set file C</text:span><text:span text:style-name="T5">AB </text:span><text:span text:style-name="T1">for any given pair of text files (T</text:span><text:span text:style-name="T5">A</text:span><text:span text:style-name="T1">, T</text:span><text:span text:style-name="T5">B</text:span><text:span text:style-name="T1">)</text:span></text:p>
        </text:list-item>
        <text:list-item>
          <text:p text:style-name="P10"><text:span text:style-name="T1">apply a given change set file C</text:span><text:span text:style-name="T5">AB</text:span><text:span text:style-name="T1"> to an input file T</text:span><text:span text:style-name="T5">X</text:span><text:span text:style-name="T1"> and produce the target file T</text:span><text:span text:style-name="T5">Y</text:span><text:span text:style-name="T1">.</text:span></text:p>
        </text:list-item>
      </text:list>
      <text:p text:style-name="Standard"><text:span text:style-name="T2">NOTE:</text:span><text:span text:style-name="T1"> when applied to the input file T</text:span><text:span text:style-name="T5">A</text:span><text:span text:style-name="T1"> the change set file C</text:span><text:span text:style-name="T5">AB</text:span><text:span text:style-name="T1"> must produce the original file T</text:span><text:span text:style-name="T5">B</text:span></text:p>
      <text:h text:style-name="P2" text:outline-level="2">Detailed specification</text:h>
      <text:list xml:id="list161635020938493" text:continue-numbering="true" text:style-name="WW8Num2">
        <text:list-item>
          <text:p text:style-name="P11"><text:span text:style-name="T1">Files T</text:span><text:span text:style-name="T5">A</text:span><text:span text:style-name="T1"> and T</text:span><text:span text:style-name="T5">B</text:span><text:span text:style-name="T1"> are plain ANSI charset text files (ordered collection of lines delimited by ‘\n’ character or ‘\r\n’ character combination).</text:span></text:p>
        </text:list-item>
        <text:list-item>
          <text:p text:style-name="P11"><text:span text:style-name="T1">The change set file C</text:span><text:span text:style-name="T5">AB </text:span><text:span text:style-name="T1">should contain human readable instructions to convert file T</text:span><text:span text:style-name="T5">A</text:span><text:span text:style-name="T1"> into file T</text:span><text:span text:style-name="T5">B</text:span><text:span text:style-name="T1">. It is part of your work to design your own specification of the conversion instructions and change set file format. </text:span></text:p>
        </text:list-item>
        <text:list-item>
          <text:p text:style-name="P11"><text:span text:style-name="T1">The conversion instructions should work with whole lines (do not refer to words or symbols inside a line). Lines that differ at least in one character should be considered different (treat differences in whitespace as significant).</text:span></text:p>
        </text:list-item>
        <text:list-item>
          <text:p text:style-name="P11"><text:span text:style-name="T1">The conversion instructions must be bound to the surrounding lines context (SLC). It is not allowed to bind conversion instructions to absolute or relative line numbers.</text:span></text:p>
        </text:list-item>
        <text:list-item>
          <text:p text:style-name="P11"><text:span text:style-name="T1">Each SLC in C</text:span><text:span text:style-name="T5">AB</text:span><text:span text:style-name="T1"> must identify the lines being added, deleted, or modified uniquely in the scope of change set C</text:span><text:span text:style-name="T5">AB</text:span><text:span text:style-name="T1"> if it is applied to the source file T</text:span><text:span text:style-name="T5">A</text:span><text:span text:style-name="T1">. In other words, applying the change set instructions from C</text:span><text:span text:style-name="T5">AB</text:span><text:span text:style-name="T1"> to the original file T</text:span><text:span text:style-name="T5">A</text:span><text:span text:style-name="T1"> must never be ambiguous.</text:span></text:p>
        </text:list-item>
        <text:list-item>
          <text:p text:style-name="P11"><text:span text:style-name="T1">The program must allow applying the change set file to any text file if the contents of the text file are compatible with the contexts found in the change set file. Otherwise the error description should be printed out to the console. The two basic types of errors are: “</text:span><text:bookmark-start text:name="__DdeLink__209_1443553385"/><text:span text:style-name="T1">required context not found</text:span><text:bookmark-end text:name="__DdeLink__209_1443553385"/><text:span text:style-name="T1">” and “change set applying is ambiguous”.</text:span></text:p>
        </text:list-item>
      </text:list>
      <text:h text:style-name="P2" text:outline-level="2">Program name </text:h>
      <text:p text:style-name="P4">Executable file name for the program should be “sccs.exe”.</text:p>
      <text:h text:style-name="P2" text:outline-level="2">Program arguments</text:h>
      <text:h text:style-name="P3" text:outline-level="3">Use case 1</text:h>
      <text:p text:style-name="Code">sccs.exe input_file_1 input_file_2 changeset_file</text:p>
      <text:p text:style-name="Standard"><text:span text:style-name="T1">Analyze input files </text:span><text:span text:style-name="Code_20_Char"><text:span text:style-name="T7">input_file_1</text:span></text:span><text:span text:style-name="T1"> and </text:span><text:span text:style-name="Code_20_Char"><text:span text:style-name="T7">input_file_2</text:span></text:span><text:span text:style-name="T1">, generate instructions to convert </text:span><text:span text:style-name="Code_20_Char"><text:span text:style-name="T7">input_file_1</text:span></text:span><text:span text:style-name="T1"> to </text:span><text:span text:style-name="Code_20_Char"><text:span text:style-name="T7">input_file_2</text:span></text:span><text:span text:style-name="T2">,</text:span><text:span text:style-name="T1"> and output the conversion instructions into the </text:span><text:span text:style-name="Code_20_Char"><text:span text:style-name="T7">changeset_file</text:span></text:span><text:span text:style-name="T2">.</text:span></text:p>
      <text:h text:style-name="P3" text:outline-level="3">Use case 2</text:h>
      <text:p text:style-name="Code">sccs.exe input_file output_file changeset_file <text:bookmark-start text:name="__DdeLink__199_1443553385"/>/apply<text:bookmark-end text:name="__DdeLink__199_1443553385"/></text:p>
      <text:p text:style-name="Standard"><text:span text:style-name="T1">Apply the </text:span><text:span text:style-name="Code_20_Char"><text:span text:style-name="T7">changeset_file</text:span></text:span><text:span text:style-name="T1"> to the </text:span><text:span text:style-name="Code_20_Char"><text:span text:style-name="T7">input_file</text:span></text:span><text:span text:style-name="T1"> and output the results to the </text:span><text:span text:style-name="Code_20_Char"><text:span text:style-name="T7">output_file</text:span></text:span><text:span text:style-name="T1">.</text:span></text:p>
      <text:h text:style-name="P2" text:outline-level="2">Example</text:h>
      <text:p text:style-name="Code"><text:span text:style-name="T8">Creating a change set:</text:span> <text:s text:c="2"/>sccs.exe 1.txt 2.txt C12.txt</text:p>
      <table:table table:name="Table1" table:style-name="Table1">
        <table:table-column table:style-name="Table1.A" table:number-columns-repeated="2"/>
        <table:table-column table:style-name="Table1.C"/>
        <text:soft-page-break/>
        <table:table-row table:style-name="Table1.1">
          <table:table-cell table:style-name="Table1.A1" office:value-type="string">
            <text:p text:style-name="P5"><text:span text:style-name="T9">Input file 1.txt</text:span></text:p>
            <text:p text:style-name="P6"/>
            <text:p text:style-name="P7">A</text:p>
            <text:p text:style-name="P7">B</text:p>
            <text:p text:style-name="P7">C</text:p>
            <text:p text:style-name="P7">E</text:p>
            <text:p text:style-name="P7">F</text:p>
            <text:p text:style-name="P7">G</text:p>
            <text:p text:style-name="P7">A</text:p>
            <text:p text:style-name="P7">B</text:p>
            <text:p text:style-name="P7">C</text:p>
            <text:p text:style-name="P7">E</text:p>
          </table:table-cell>
          <table:table-cell table:style-name="Table1.A1" office:value-type="string">
            <text:p text:style-name="P5"><text:span text:style-name="T9">Input file 2.txt</text:span></text:p>
            <text:p text:style-name="P6"/>
            <text:p text:style-name="P7">A</text:p>
            <text:p text:style-name="P7">C</text:p>
            <text:p text:style-name="P7">D</text:p>
            <text:p text:style-name="P7">F</text:p>
            <text:p text:style-name="P7">G</text:p>
            <text:p text:style-name="P7">H</text:p>
            <text:p text:style-name="P7">B</text:p>
            <text:p text:style-name="P7">C</text:p>
            <text:p text:style-name="P7">D</text:p>
            <text:p text:style-name="P7">E</text:p>
          </table:table-cell>
          <table:table-cell table:style-name="Table1.A1" office:value-type="string">
            <text:p text:style-name="P5"><text:span text:style-name="T9">Change set file C12.txt</text:span></text:p>
            <text:p text:style-name="P6"/>
            <text:p text:style-name="P6">find</text:p>
            <text:p text:style-name="P5"><text:span text:style-name="T9">&gt;B</text:span></text:p>
            <text:p text:style-name="P6">&gt;C</text:p>
            <text:p text:style-name="P6">&gt;E</text:p>
            <text:p text:style-name="P6">&gt;F</text:p>
            <text:p text:style-name="P6">replace with</text:p>
            <text:p text:style-name="P5"><text:span text:style-name="T9">&gt;C</text:span></text:p>
            <text:p text:style-name="P5"><text:span text:style-name="T9">&gt;D</text:span></text:p>
            <text:p text:style-name="P6">&gt;F</text:p>
            <text:p text:style-name="P6"/>
            <text:p text:style-name="P6">find</text:p>
            <text:p text:style-name="P5"><text:span text:style-name="T9">&gt;G</text:span></text:p>
            <text:p text:style-name="P5"><text:span text:style-name="T9">&gt;A</text:span></text:p>
            <text:p text:style-name="P6">&gt;B</text:p>
            <text:p text:style-name="P6">&gt;C</text:p>
            <text:p text:style-name="P6">replace with</text:p>
            <text:p text:style-name="P5"><text:span text:style-name="T9">&gt;G</text:span></text:p>
            <text:p text:style-name="P5"><text:span text:style-name="T9">&gt;H</text:span></text:p>
            <text:p text:style-name="P6">&gt;B</text:p>
            <text:p text:style-name="P6">&gt;C</text:p>
            <text:p text:style-name="P6">&gt;D</text:p>
          </table:table-cell>
        </table:table-row>
      </table:table>
      <text:p text:style-name="Standard"><text:span text:style-name="T2">NOTE:</text:span><text:span text:style-name="T1"> The format and contents of C12.txt file is not enforced in this task. It can be chosen to fit your algorithm, as long as it stays a human readable text file.</text:span></text:p>
      <text:p text:style-name="Code"><text:span text:style-name="T8">Applying the change set to another file:</text:span> <text:s text:c="2"/>sccs.exe 1a.txt C12.txt 2a.txt /apply</text:p>
      <table:table table:name="Table2" table:style-name="Table2">
        <table:table-column table:style-name="Table2.A" table:number-columns-repeated="2"/>
        <table:table-row table:style-name="Table2.1">
          <table:table-cell table:style-name="Table2.A1" office:value-type="string">
            <text:p text:style-name="P5"><text:span text:style-name="T9">Input file 1a.txt</text:span></text:p>
            <text:p text:style-name="P6"/>
            <text:p text:style-name="P7">K</text:p>
            <text:p text:style-name="P7">A</text:p>
            <text:p text:style-name="P8">B</text:p>
            <text:p text:style-name="P8">C</text:p>
            <text:p text:style-name="P8">E</text:p>
            <text:p text:style-name="P8">F</text:p>
            <text:p text:style-name="P7">K</text:p>
            <text:p text:style-name="P8">G</text:p>
            <text:p text:style-name="P8">A</text:p>
            <text:p text:style-name="P8">B</text:p>
            <text:p text:style-name="P8">C</text:p>
            <text:p text:style-name="P7">E</text:p>
            <text:p text:style-name="P7">L</text:p>
          </table:table-cell>
          <table:table-cell table:style-name="Table2.A1" office:value-type="string">
            <text:p text:style-name="P6">Output file 2a.txt</text:p>
            <text:p text:style-name="P6"/>
            <text:p text:style-name="P7">K</text:p>
            <text:p text:style-name="P7">A</text:p>
            <text:p text:style-name="P8">C</text:p>
            <text:p text:style-name="P8">D</text:p>
            <text:p text:style-name="P8">F</text:p>
            <text:p text:style-name="P7">K</text:p>
            <text:p text:style-name="P8">G</text:p>
            <text:p text:style-name="P8">H</text:p>
            <text:p text:style-name="P8">B</text:p>
            <text:p text:style-name="P8">C</text:p>
            <text:p text:style-name="P8">D</text:p>
            <text:p text:style-name="P7">E</text:p>
            <text:p text:style-name="P7">L</text:p>
          </table:table-cell>
        </table:table-row>
      </table:table>
      <text:p text:style-name="Standard"><text:span text:style-name="T2">NOTE:</text:span><text:span text:style-name="T1"> </text:span><text:span text:style-name="T12">given the input files 1.txt, 2.txt and 1a.txt your program should produce the same 2a.txt</text:span><text:span text:style-name="T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Mincho" svg:font-family="'MS Mincho', 'ＭＳ 明朝'" style:font-family-generic="modern"/>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style:contextual-spacing="false" fo:orphans="2" fo:widows="2" style:writing-mode="lr-tb"/>
      <style:text-properties style:use-window-font-color="true" loext:opacity="0%" style:font-name="Times New Roman" fo:font-family="'Times New Roman'" style:font-family-generic="roman" style:font-pitch="variable" fo:font-size="12pt" fo:language="ru" fo:country="RU"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style:letter-kerning="true" style:font-size-asian="16pt"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Абзац_20_списка" style:display-name="Абзац списка" style:family="paragraph" style:parent-style-name="Standard">
      <style:paragraph-properties fo:margin-left="0.5in" fo:margin-right="0in" fo:margin-top="0.0835in" fo:margin-bottom="0in" style:contextual-spacing="true" fo:text-indent="0in" style:auto-text-indent="false"/>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Style_20_Абзац_20_списка_20__2b__20__28_Latin_29__20_Arial" style:display-name="Style Абзац списка + (Latin) Arial" style:family="paragraph" style:parent-style-name="Standard" style:next-style-name="Standard">
      <style:paragraph-properties fo:margin-top="0.0835in" fo:margin-bottom="0in" style:contextual-spacing="false"/>
    </style:style>
    <style:style style:name="Style_20_After_3a__20__20_0_20_pt_20_Line_20_spacing_3a__20__20_single" style:display-name="Style After:  0 pt Line spacing:  single" style:family="paragraph" style:parent-style-name="Standard">
      <style:paragraph-properties fo:margin-top="0.0835in" fo:margin-bottom="0in" style:contextual-spacing="false"/>
      <style:text-properties style:font-name-asian="Times New Roman" style:font-family-asian="'Times New Roman'" style:font-family-generic-asian="roman" style:font-pitch-asian="variable" style:font-size-complex="10pt"/>
    </style:style>
    <style:style style:name="Code" style:family="paragraph" style:parent-style-name="Standard">
      <loext:graphic-properties draw:fill="solid" draw:fill-color="#e0e0e0"/>
      <style:paragraph-properties fo:background-color="#e0e0e0"/>
      <style:text-properties style:font-name="Courier New" fo:font-family="'Courier New'" style:font-family-generic="modern" fo:font-size="10pt" fo:language="en" fo:country="US" style:font-size-asian="10pt" style:font-name-complex="Courier New" style:font-family-complex="'Courier New'" style:font-family-generic-complex="modern"/>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Code_20_Char" style:display-name="Code Char" style:family="text" style:parent-style-name="Default_20_Paragraph_20_Font">
      <style:text-properties style:font-name="Courier New" fo:font-family="'Courier New'" style:font-family-generic="modern" fo:language="en" fo:country="US" style:font-name-asian="Calibri" style:font-family-asian="Calibri" style:font-family-generic-asian="swiss" style:font-pitch-asian="variable" style:font-name-complex="Courier New" style:font-family-complex="'Courier New'" style:font-family-generic-complex="modern" style:font-size-complex="11pt" style:language-complex="ar" style:country-complex="SA"/>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3"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3"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492in" fo:margin-bottom="1in" fo:margin-left="0.75in" fo:margin-right="0.75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Source Code Change Sets</dc:title>
    <dc:subject/>
    <meta:keyword/>
    <dc:description/>
    <meta:initial-creator>Dmitry Puchinin</meta:initial-creator>
    <meta:creation-date>2007-10-11T14:09:00</meta:creation-date>
    <dc:date>2023-09-04T16:16:33.592869241</dc:date>
    <meta:editing-cycles>8</meta:editing-cycles>
    <meta:editing-duration>PT3H7M24S</meta:editing-duration>
    <meta:generator>LibreOffice/7.3.7.2$Linux_X86_64 LibreOffice_project/30$Build-2</meta:generator>
    <meta:document-statistic meta:table-count="2" meta:image-count="0" meta:object-count="0" meta:page-count="2" meta:paragraph-count="98" meta:word-count="521" meta:character-count="2814" meta:non-whitespace-character-count="2393"/>
  </office:meta>
</office:document-meta>
</file>